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0799in"/>
      <style:text-properties fo:color="#080808" style:font-name="JetBrains Mono" fo:font-size="12pt" fo:font-weight="bold" fo:background-color="#ffffff" style:font-size-asian="12pt" style:font-weight-asian="bold" style:font-size-complex="12pt" style:font-weight-complex="bold"/>
    </style:style>
    <style:style style:name="T1" style:family="text">
      <style:text-properties fo:font-style="italic"/>
    </style:style>
    <style:style style:name="T2" style:family="text">
      <style:text-properties fo:color="#0033b3"/>
    </style:style>
    <style:style style:name="T3" style:family="text">
      <style:text-properties fo:color="#000000"/>
    </style:style>
    <style:style style:name="T4" style:family="text">
      <style:text-properties fo:color="#00627a"/>
    </style:style>
    <style:style style:name="T5" style:family="text">
      <style:text-properties fo:color="#067d17"/>
    </style:style>
    <style:style style:name="T6" style:family="text">
      <style:text-properties fo:color="#0037a6"/>
    </style:style>
    <style:style style:name="T7" style:family="text">
      <style:text-properties fo:color="#1750eb"/>
    </style:style>
    <style:style style:name="T8" style:family="text">
      <style:text-properties fo:color="#871094" fo:font-style="italic"/>
    </style:style>
    <style:style style:name="T9" style:family="text">
      <style:text-properties fo:color="#8c8c8c"/>
    </style:style>
    <style:style style:name="T10" style:family="text">
      <style:text-properties fo:color="#8c8c8c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ING AN ACCOUNT IN AMAZON</text:p>
      <text:p text:style-name="P1"/>
      <text:p text:style-name="P3"><text:span text:style-name="T2">package </text:span><text:span text:style-name="T3">SeleniumDemo</text:span>;<text:line-break/><text:line-break/><text:span text:style-name="T2">import </text:span><text:span text:style-name="T3">org.openqa.selenium.By</text:span>;<text:line-break/><text:span text:style-name="T2">import </text:span><text:span text:style-name="T3">org.openqa.selenium.WebDriver</text:span>;<text:line-break/><text:span text:style-name="T2">import </text:span><text:span text:style-name="T3">org.openqa.selenium.WebElement</text:span>;<text:line-break/><text:span text:style-name="T2">import </text:span><text:span text:style-name="T3">org.openqa.selenium.chrome.ChromeDriver</text:span>;<text:line-break/><text:line-break/><text:span text:style-name="T2">import </text:span><text:span text:style-name="T3">java.util.concurrent.TimeUnit</text:span>;<text:line-break/><text:line-break/><text:span text:style-name="T2">public class </text:span><text:span text:style-name="T3">Assignment1 </text:span>{<text:line-break/><text:line-break/> <text:s text:c="2"/><text:span text:style-name="T2">public static void </text:span><text:span text:style-name="T4">main</text:span>(<text:span text:style-name="T3">String</text:span>[] args){<text:line-break/><text:line-break/> <text:s text:c="6"/><text:span text:style-name="T3">System</text:span>.<text:span text:style-name="T1">setProperty</text:span>(<text:span text:style-name="T5">"WebDriver.chrome.driver"</text:span>,<text:span text:style-name="T5">"C:</text:span><text:span text:style-name="T6">\\</text:span><text:span text:style-name="T5">Users</text:span><text:span text:style-name="T6">\\</text:span><text:span text:style-name="T5">pc</text:span><text:span text:style-name="T6">\\</text:span><text:span text:style-name="T5">Downloads</text:span><text:span text:style-name="T6">\\</text:span><text:span text:style-name="T5">chromedriver_win32</text:span><text:span text:style-name="T6">\\</text:span><text:span text:style-name="T5">chromedriver.exe"</text:span>);<text:line-break/> <text:s text:c="6"/><text:span text:style-name="T3">WebDriver driver</text:span>=<text:span text:style-name="T2">new </text:span>ChromeDriver();<text:line-break/> <text:s text:c="6"/><text:span text:style-name="T3">driver</text:span>.manage().timeouts().implicitlyWait(<text:span text:style-name="T7">10</text:span>, <text:span text:style-name="T3">TimeUnit</text:span>.<text:span text:style-name="T8">SECONDS </text:span>);<text:line-break/> <text:s text:c="6"/><text:span text:style-name="T3">driver</text:span>.get(<text:span text:style-name="T5">"https://www.amazon.in/"</text:span>);<text:line-break/> <text:s text:c="6"/><text:span text:style-name="T3">driver</text:span>.manage().window().maximize();<text:line-break/><text:line-break/> <text:s text:c="6"/><text:span text:style-name="T10">//Creating an account<text:line-break/><text:line-break/></text:span><text:span text:style-name="T9"> <text:s text:c="7"/></text:span><text:span text:style-name="T3">WebElement login</text:span>= <text:span text:style-name="T3">driver</text:span>.findElement(<text:span text:style-name="T3">By</text:span>.<text:span text:style-name="T1">id</text:span>(<text:span text:style-name="T5">"nav-link-accountList"</text:span>));<text:line-break/> <text:s text:c="7"/><text:span text:style-name="T3">login</text:span>.click(); <text:span text:style-name="T10">//clicking on the signup button<text:line-break/><text:line-break/></text:span><text:span text:style-name="T9"> <text:s text:c="6"/></text:span><text:span text:style-name="T3">WebElement create</text:span>=<text:span text:style-name="T3">driver</text:span>.findElement(<text:span text:style-name="T3">By</text:span>.<text:span text:style-name="T1">id</text:span>(<text:span text:style-name="T5">"createAccountSubmit"</text:span>));<text:line-break/> <text:s text:c="6"/><text:span text:style-name="T3">create</text:span>.click(); <text:span text:style-name="T10">//Clicking on the Create Account<text:line-break/><text:line-break/></text:span><text:span text:style-name="T9"> <text:s text:c="6"/></text:span><text:span text:style-name="T10">//Entering the required details in the fields to create an account<text:line-break/><text:line-break/></text:span><text:span text:style-name="T9"> <text:s text:c="6"/></text:span><text:span text:style-name="T3">WebElement name</text:span>=<text:span text:style-name="T3">driver</text:span>.findElement(<text:span text:style-name="T3">By</text:span>.<text:span text:style-name="T1">id</text:span>(<text:span text:style-name="T5">"ap_customer_name"</text:span>));<text:line-break/> <text:s text:c="6"/><text:span text:style-name="T3">name</text:span>.sendKeys(<text:span text:style-name="T5">"Hari Vinay"</text:span>);<text:line-break/><text:line-break/> <text:s text:c="6"/><text:span text:style-name="T3">WebElement number</text:span>=<text:span text:style-name="T3">driver</text:span>.findElement(<text:span text:style-name="T3">By</text:span>.<text:span text:style-name="T1">id</text:span>(<text:span text:style-name="T5">"ap_phone_number"</text:span>));<text:line-break/> <text:s text:c="6"/><text:span text:style-name="T3">number</text:span>.sendKeys(<text:span text:style-name="T5">"9841576788"</text:span>);<text:line-break/><text:line-break/> <text:s text:c="6"/><text:span text:style-name="T3">WebElement password</text:span>= <text:span text:style-name="T3">driver</text:span>.findElement(<text:span text:style-name="T3">By</text:span>.<text:span text:style-name="T1">id</text:span>(<text:span text:style-name="T5">"ap_password"</text:span>));<text:line-break/> <text:s text:c="6"/><text:span text:style-name="T3">password</text:span>.sendKeys(<text:span text:style-name="T5">"Welcome@1"</text:span>);<text:line-break/><text:line-break/> <text:s text:c="6"/><text:span text:style-name="T3">WebElement proceed</text:span>= <text:span text:style-name="T3">driver</text:span>.findElement(<text:span text:style-name="T3">By</text:span>.<text:span text:style-name="T1">id</text:span>(<text:span text:style-name="T5">"continue"</text:span>));<text:line-break/> <text:s text:c="6"/><text:span text:style-name="T3">proceed</text:span>.click(); <text:span text:style-name="T10">//Clicking the Continue<text:line-break/></text:span><text:soft-page-break/><text:span text:style-name="T10"><text:line-break/></text:span><text:span text:style-name="T9"> <text:s text:c="2"/></text:span>}<text:line-break/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i Shankar</meta:initial-creator>
    <meta:creation-date>2023-07-29T09:32:07.37</meta:creation-date>
    <meta:document-statistic meta:table-count="0" meta:image-count="0" meta:object-count="0" meta:page-count="2" meta:paragraph-count="2" meta:word-count="86" meta:character-count="1464"/>
    <dc:date>2023-07-29T09:36:42.55</dc:date>
    <dc:creator>Hari Shankar</dc:creator>
    <meta:editing-duration>PT4M49S</meta:editing-duration>
    <meta:editing-cycles>1</meta:editing-cycles>
    <meta:generator>OpenOffice/4.1.14$Win32 OpenOffice.org_project/4114m1$Build-9811</meta:generator>
  </office:meta>
</office:document-meta>
</file>